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paragraph-rsid="00222fe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3dc74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2fd49" officeooo:paragraph-rsid="0012fd4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97139" officeooo:paragraph-rsid="0029713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97139" officeooo:paragraph-rsid="002eec9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97139" officeooo:paragraph-rsid="003be742" style:font-size-asian="14pt" style:font-size-complex="14pt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cc63"/>
    </style:style>
    <style:style style:name="T3" style:family="text">
      <style:text-properties officeooo:rsid="002d57c7"/>
    </style:style>
    <style:style style:name="T4" style:family="text">
      <style:text-properties officeooo:rsid="002eec9c"/>
    </style:style>
    <style:style style:name="T5" style:family="text">
      <style:text-properties officeooo:rsid="003371c1"/>
    </style:style>
    <style:style style:name="T6" style:family="text">
      <style:text-properties officeooo:rsid="0033b979"/>
    </style:style>
    <style:style style:name="T7" style:family="text">
      <style:text-properties officeooo:rsid="0034f802"/>
    </style:style>
    <style:style style:name="T8" style:family="text">
      <style:text-properties officeooo:rsid="003be742"/>
    </style:style>
    <style:style style:name="T9" style:family="text">
      <style:text-properties officeooo:rsid="003dc742"/>
    </style:style>
    <style:style style:name="T10" style:family="text">
      <style:text-properties officeooo:rsid="003e150b"/>
    </style:style>
    <style:style style:name="T11" style:family="text">
      <style:text-properties officeooo:rsid="003fd782"/>
    </style:style>
    <style:style style:name="T12" style:family="text">
      <style:text-properties officeooo:rsid="00434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nimação 01</text:h>
      <text:p text:style-name="P4">Existe duas formas de trabalhar com animações em javascript, a primeira é usando apenas o javascript e a segunda é combinando ele com css.</text:p>
      <text:p text:style-name="P4">Nenhuma das duas formas estão certas ou erradas, apenas depende do gosto ou da situação.</text:p>
      <text:p text:style-name="P4"/>
      <text:p text:style-name="P5"><text:span text:style-name="T1">Javascript -</text:span> Quando apenas o javascript esta sendo usado <text:span text:style-name="T2">é</text:span> necessario fazer tudo com ele: <text:span text:style-name="T3">criar, aplicar, configurar, remover </text:span><text:span text:style-name="T4">ou manipular o estado de</text:span><text:span text:style-name="T3"> estilos, efeitos de transição </text:span><text:span text:style-name="T4">e elementos e configurar o momento ou evento em que tudo vai acontecer.</text:span></text:p>
      <text:p text:style-name="P3"/>
      <text:p text:style-name="P6"><text:span text:style-name="T1">Javascript e Css -</text:span> <text:span text:style-name="T5">A junção dos dois cria uma divisão de trabalho e hierarquia, o css vai </text:span><text:span text:style-name="T6">ficar com a parte do estilo (configuração, estado dos elementos, transições, posicionamento, animação em si </text:span><text:span text:style-name="T7">etc.</text:span><text:span text:style-name="T6">) </text:span><text:span text:style-name="T7">e o javascript </text:span><text:span text:style-name="T8">vai ficar com a parte de manipular esse estilo e com a logica por trás (quando e onde aplicar ou remover, criando eventos, onde e quando esses eventos serão aplicados, </text:span><text:span text:style-name="T9">definindo o tempo etc.</text:span><text:span text:style-name="T8">). </text:span><text:span text:style-name="T9">Outra forma de usar o javascript é controlando os valores das propriedades css de um elemento, incrementando, decrementando, definindo ou redefinindo e jogando de volta.</text:span></text:p>
      <text:p text:style-name="P6"/>
      <text:p text:style-name="P2"><text:span text:style-name="T9">As animações sempre </text:span><text:span text:style-name="T11">vão usar</text:span><text:span text:style-name="T9"> d</text:span><text:span text:style-name="T12">i</text:span><text:span text:style-name="T9">versas coisas do javascript: Eventos, captura de elementos, controle de css e html, logica, funções </text:span><text:span text:style-name="T10">etc.</text:span></text:p>
      <text:p text:style-name="P1">_____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17:59.251917775</meta:creation-date>
    <dc:date>2023-03-02T07:40:35.380409695</dc:date>
    <meta:editing-duration>PT20H45M37S</meta:editing-duration>
    <meta:editing-cycles>28</meta:editing-cycles>
    <meta:generator>LibreOffice/7.0.4.2$Linux_X86_64 LibreOffice_project/00$Build-2</meta:generator>
    <meta:document-statistic meta:table-count="0" meta:image-count="0" meta:object-count="0" meta:page-count="1" meta:paragraph-count="7" meta:word-count="200" meta:character-count="1274" meta:non-whitespace-character-count="1081"/>
  </office:meta>
</office:document-meta>
</file>